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ed1c24" draw:fill-color="#ed1c24" draw:textarea-horizontal-align="justify" draw:textarea-vertical-align="middle" draw:auto-grow-height="false" fo:min-height="0.02cm" fo:min-width="0cm"/>
    </style:style>
    <style:style style:name="gr6" style:family="graphic" style:parent-style-name="standard">
      <style:graphic-properties svg:stroke-color="#ccbe00" draw:fill-color="#ccbe00" draw:textarea-horizontal-align="justify" draw:textarea-vertical-align="middle" draw:auto-grow-height="false" fo:min-height="0.0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ccbe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935cm" svg:y1="9.845cm" svg:x2="1.935cm" svg:y2="0.574cm">
          <text:p/>
        </draw:line>
        <draw:line draw:style-name="gr1" draw:text-style-name="P1" draw:layer="layout" svg:x1="0.157cm" svg:y1="8.956cm" svg:x2="15.143cm" svg:y2="8.956cm">
          <text:p/>
        </draw:line>
        <draw:g>
          <svg:title>TexMaths</svg:title>
          <svg:desc>14§display§x§svg§600§TRUE§</svg:desc>
          <draw:polygon draw:style-name="gr2" draw:text-style-name="P2" draw:layer="layout" svg:width="0.28cm" svg:height="0.211cm" svg:x="14.55cm" svg:y="9.506cm" svg:viewBox="0 0 281 212" draw:points="141,212 0,212 0,0 281,0 281,212">
            <text:p/>
          </draw:polygon>
          <draw:path draw:style-name="gr3" draw:text-style-name="P3" draw:layer="layout" svg:width="0.245cm" svg:height="0.223cm" svg:x="14.565cm" svg:y="9.499cm" svg:viewBox="0 0 246 224" svg:d="M151 69c2-13 14-58 48-58 4 0 15 0 25 6-14 3-24 15-24 27 0 8 6 18 19 18 12 0 27-9 27-30 0-25-29-32-46-32-29 0-46 26-52 38-13-34-38-38-53-38-51 0-79 64-79 76 0 5 4 5 5 5 5 0 6 0 7-5 17-52 49-65 66-65 9 0 27 5 27 33 0 15-9 49-27 117-8 32-26 52-47 52-3 0-15 0-25-6 13-3 24-13 24-27 0-13-11-18-19-18-15 0-27 14-27 30 0 22 25 32 46 32 33 0 51-35 53-38 5 19 23 38 52 38 52 0 80-64 80-76 0-5-5-5-6-5-4 0-6 1-7 5-15 54-50 65-66 65-19 0-27-16-27-33 0-11 4-21 9-43z">
            <text:p/>
          </draw:path>
        </draw:g>
        <draw:g>
          <svg:title>TexMaths</svg:title>
          <svg:desc>14§display§f(x)§svg§600§TRUE§</svg:desc>
          <draw:polygon draw:style-name="gr2" draw:text-style-name="P2" draw:layer="layout" svg:width="0.954cm" svg:height="0.491cm" svg:x="0.422cm" svg:y="0.568cm" svg:viewBox="0 0 955 492" draw:points="478,492 0,492 0,0 955,0 955,492">
            <text:p/>
          </draw:polygon>
          <draw:path draw:style-name="gr3" draw:text-style-name="P3" draw:layer="layout" svg:width="0.245cm" svg:height="0.448cm" svg:x="0.448cm" svg:y="0.589cm" svg:viewBox="0 0 246 449" svg:d="M156 150h42c9 0 15 0 15-9 0-5-6-5-14-5h-41l10-58c2-10 9-44 12-50 5-10 14-17 24-17 2 0 14 0 23 9-21 1-25 19-25 26 0 12 8 18 17 18 13 0 27-11 27-30 0-23-22-34-42-34-17 0-48 9-63 58-3 10-4 15-17 78h-33c-10 0-15 0-15 9 0 5 3 5 14 5h32l-37 195c-9 48-18 93-42 93-3 0-15 0-25-9 23-1 28-19 28-27 0-11-9-17-19-17-12 0-27 12-27 30 0 22 21 34 43 34 26 0 45-29 54-48 17-31 28-91 28-94z">
            <text:p/>
          </draw:path>
          <draw:path draw:style-name="gr3" draw:text-style-name="P3" draw:layer="layout" svg:width="0.114cm" svg:height="0.492cm" svg:x="0.763cm" svg:y="0.56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3" draw:layer="layout" svg:width="0.245cm" svg:height="0.223cm" svg:x="0.92cm" svg:y="0.718cm" svg:viewBox="0 0 246 224" svg:d="M151 69c2-13 14-58 48-58 4 0 15 0 25 6-14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6 32 33 0 50-35 53-38 5 19 23 38 52 38 52 0 80-64 80-76 0-5-5-5-6-5-4 0-6 2-7 5-15 54-50 65-66 65-19 0-27-16-27-33 0-11 4-21 9-43z">
            <text:p/>
          </draw:path>
          <draw:path draw:style-name="gr3" draw:text-style-name="P3" draw:layer="layout" svg:width="0.114cm" svg:height="0.492cm" svg:x="1.214cm" svg:y="0.567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path draw:style-name="gr4" draw:text-style-name="P1" draw:layer="layout" svg:width="4.833cm" svg:height="8.579cm" draw:transform="rotate (1.18560216087975) translate (1.61535267516559cm 4.54722005384751cm)" svg:viewBox="0 0 4834 8580" svg:d="M2296 13c218-39 426 22 645 24 156 2 529-86 435 252-61 220-192 405-317 589-100 146-191 330-361 400-205 83-358 241-541 346-199 115-358 286-517 447-157 158-274 351-424 522-149 170-157 614 186 495 205-71 420 61 628 63 388 3 207 531 85 679-150 181-276 378-445 545-156 154-323 300-484 450-165 152-326 300-467 491-133 181-188 379-314 556-121 169-147 393-262 566-157 236-159 497-125 749 32 236 316 245 493 354 196 121 403 222 624 287 228 67 470 79 702 127 245 52 499-7 745-1 230 6 458-28 688-25 195 2 391-4 586 1 189 4 395-1 550 142 160 146 314 304 423 494l5 14">
          <text:p/>
        </draw:path>
        <draw:custom-shape draw:style-name="gr5" draw:text-style-name="P4" draw:layer="layout" svg:width="0.762cm" svg:height="0.762cm" svg:x="2.57cm" svg:y="1.081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5" draw:layer="layout" svg:width="0.762cm" svg:height="0.762cm" svg:x="7.904cm" svg:y="6.796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g>
          <svg:title>TexMaths</svg:title>
          <svg:desc>14§display§\text{minimum}§svg§600§TRUE§</svg:desc>
          <draw:polygon draw:style-name="gr2" draw:text-style-name="P2" draw:layer="layout" svg:width="2.029cm" svg:height="0.327cm" svg:x="7.271cm" svg:y="7.859cm" svg:viewBox="0 0 2030 328" draw:points="1015,328 0,328 0,0 2030,0 2030,328">
            <text:p/>
          </draw:polygon>
          <draw:path draw:style-name="gr3" draw:text-style-name="P3" draw:layer="layout" svg:width="0.384cm" svg:height="0.217cm" svg:x="7.287cm" svg:y="7.969cm" svg:viewBox="0 0 385 218" svg:d="M38 48v133c0 22-4 22-38 22v15c17 0 43-1 56-1 12 0 38 1 55 1v-15c-33 0-38 0-38-22v-91c0-52 35-79 66-79s37 27 37 55v115c0 22-6 22-39 22v15c18 0 42-1 56-1 13 0 39 1 56 1v-15c-34 0-40 0-40-22v-91c0-52 36-79 68-79 31 0 36 27 36 55v115c0 22-5 22-39 22v15c17 0 43-1 56-1s39 1 55 1v-15c-25 0-38 0-38-15v-94c0-42 0-58-15-76-7-8-24-18-52-18-41 0-64 29-72 48-6-42-43-48-66-48-36 0-59 21-73 52v-52l-69 6v15c35 0 38 4 38 27z">
            <text:p/>
          </draw:path>
          <draw:path draw:style-name="gr3" draw:text-style-name="P3" draw:layer="layout" svg:width="0.105cm" svg:height="0.329cm" svg:x="7.696cm" svg:y="7.857cm" svg:viewBox="0 0 106 330" svg:d="M72 112l-70 6v15c33 0 37 3 37 27v132c0 23-5 23-39 23v15c16-1 43-1 55-1 17 0 35 0 51 1v-15c-32 0-34-3-34-22zM74 26c0-16-12-26-27-26-16 0-26 13-26 26s10 27 26 27c15 0 27-12 27-27z">
            <text:p/>
          </draw:path>
          <draw:path draw:style-name="gr3" draw:text-style-name="P3" draw:layer="layout" svg:width="0.248cm" svg:height="0.217cm" svg:x="7.831cm" svg:y="7.969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3" draw:text-style-name="P3" draw:layer="layout" svg:width="0.105cm" svg:height="0.329cm" svg:x="8.105cm" svg:y="7.857cm" svg:viewBox="0 0 106 330" svg:d="M72 112l-70 6v15c33 0 37 3 37 27v132c0 23-5 23-39 23v15c16-1 43-1 55-1 17 0 35 0 51 1v-15c-32 0-34-3-34-22zM74 26c0-16-12-26-27-26-16 0-26 13-26 26s10 27 26 27c15 0 27-12 27-27z">
            <text:p/>
          </draw:path>
          <draw:path draw:style-name="gr3" draw:text-style-name="P3" draw:layer="layout" svg:width="0.384cm" svg:height="0.217cm" svg:x="8.24cm" svg:y="7.969cm" svg:viewBox="0 0 385 218" svg:d="M38 48v133c0 22-4 22-38 22v15c17 0 43-1 56-1 12 0 38 1 55 1v-15c-33 0-38 0-38-22v-91c0-52 35-79 66-79s37 27 37 55v115c0 22-6 22-39 22v15c18 0 42-1 56-1 13 0 39 1 56 1v-15c-34 0-40 0-40-22v-91c0-52 36-79 68-79 30 0 36 27 36 55v115c0 22-6 22-39 22v15c17 0 43-1 56-1s39 1 55 1v-15c-25 0-38 0-38-15v-94c0-42 0-58-15-76-7-8-24-18-52-18-41 0-64 29-72 48-6-42-43-48-66-48-36 0-59 21-73 52v-52l-69 6v15c35 0 38 4 38 27z">
            <text:p/>
          </draw:path>
          <draw:path draw:style-name="gr3" draw:text-style-name="P3" draw:layer="layout" svg:width="0.248cm" svg:height="0.223cm" svg:x="8.636cm" svg:y="7.969cm" svg:viewBox="0 0 249 224" svg:d="M177 179v45l72-6v-15c-35 0-38-4-38-27v-176l-73 6v15c35 0 38 4 38 27v89c0 42-24 76-59 76-42 0-44-23-44-48v-165l-73 6v15c38 0 38 1 38 45v74c0 39 0 84 75 84 28 0 51-13 64-45z">
            <text:p/>
          </draw:path>
          <draw:path draw:style-name="gr3" draw:text-style-name="P3" draw:layer="layout" svg:width="0.384cm" svg:height="0.217cm" svg:x="8.908cm" svg:y="7.969cm" svg:viewBox="0 0 385 218" svg:d="M38 48v133c0 22-4 22-38 22v15c17 0 43-1 56-1 12 0 38 1 55 1v-15c-33 0-38 0-38-22v-91c0-52 35-79 66-79s37 27 37 55v115c0 22-6 22-38 22v15c17 0 41-1 55-1 13 0 39 1 56 1v-15c-34 0-40 0-40-22v-91c0-52 36-79 68-79 31 0 36 27 36 55v115c0 22-5 22-39 22v15c17 0 43-1 56-1s39 1 55 1v-15c-25 0-38 0-38-15v-94c0-42 0-58-15-76-7-8-24-18-52-18-41 0-64 29-72 48-6-42-43-48-66-48-36 0-59 21-73 52v-52l-69 6v15c35 0 38 4 38 27z">
            <text:p/>
          </draw:path>
        </draw:g>
        <draw:g>
          <svg:title>TexMaths</svg:title>
          <svg:desc>14§display§\text{maximum}§svg§600§TRUE§</svg:desc>
          <draw:polygon draw:style-name="gr2" draw:text-style-name="P2" draw:layer="layout" svg:width="2.124cm" svg:height="0.327cm" svg:x="2.317cm" svg:y="0.448cm" svg:viewBox="0 0 2125 328" draw:points="1063,328 0,328 0,0 2125,0 2125,328">
            <text:p/>
          </draw:polygon>
          <draw:path draw:style-name="gr3" draw:text-style-name="P3" draw:layer="layout" svg:width="0.384cm" svg:height="0.217cm" svg:x="2.333cm" svg:y="0.558cm" svg:viewBox="0 0 385 218" svg:d="M38 48v133c0 22-4 22-38 22v15c17 0 43-1 56-1 12 0 38 1 55 1v-15c-33 0-38 0-38-22v-91c0-52 34-79 66-79 31 0 37 27 37 55v115c0 22-6 22-39 22v15c18 0 42-1 56-1 13 0 39 1 56 1v-15c-34 0-40 0-40-22v-91c0-52 36-79 68-79 31 0 35 27 35 55v115c0 22-4 22-38 22v15c17 0 43-1 56-1s38 1 55 1v-15c-26 0-38 0-38-15v-94c0-42 0-58-16-76-6-8-23-18-51-18-42 0-64 29-72 48-6-42-43-48-66-48-36 0-59 21-73 52v-52l-69 6v15c35 0 38 4 38 27z">
            <text:p/>
          </draw:path>
          <draw:path draw:style-name="gr3" draw:text-style-name="P3" draw:layer="layout" svg:width="0.222cm" svg:height="0.226cm" svg:x="2.746cm" svg:y="0.555cm" svg:viewBox="0 0 223 227" svg:d="M143 184c3 20 16 40 39 40 11 0 41-7 41-47v-27h-13v27c0 29-12 32-17 32-16 0-18-22-18-24v-100c0-20 0-39-18-58-19-19-44-27-69-27-40 0-73 24-73 56 0 15 10 24 22 24 13 0 22-11 22-24 0-6-2-22-24-22 13-17 37-23 53-23 24 0 52 19 52 63v19c-25 1-59 2-91 17-37 17-49 42-49 65 0 40 48 52 79 52 33 0 55-20 64-43zM140 103v49c0 47-35 64-57 64-25 0-45-18-45-42 0-27 21-69 102-71z">
            <text:p/>
          </draw:path>
          <draw:path draw:style-name="gr3" draw:text-style-name="P3" draw:layer="layout" svg:width="0.248cm" svg:height="0.212cm" svg:x="2.976cm" svg:y="0.564cm" svg:viewBox="0 0 249 213" svg:d="M135 97c16-19 34-43 46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5 0 42-1 54-1 13 0 32 0 47 1v-15c-26 0-35-1-47-15z">
            <text:p/>
          </draw:path>
          <draw:path draw:style-name="gr3" draw:text-style-name="P3" draw:layer="layout" svg:width="0.105cm" svg:height="0.329cm" svg:x="3.245cm" svg:y="0.446cm" svg:viewBox="0 0 106 330" svg:d="M72 112l-70 6v15c33 0 37 3 37 27v132c0 23-5 23-39 23v15c16-1 43-1 55-1 17 0 35 0 51 1v-15c-32 0-34-3-34-22zM74 26c0-16-12-26-27-26-16 0-26 13-26 26s10 27 26 27c15 0 27-12 27-27z">
            <text:p/>
          </draw:path>
          <draw:path draw:style-name="gr3" draw:text-style-name="P3" draw:layer="layout" svg:width="0.384cm" svg:height="0.217cm" svg:x="3.381cm" svg:y="0.558cm" svg:viewBox="0 0 385 218" svg:d="M38 48v133c0 22-4 22-38 22v15c17 0 43-1 56-1 12 0 38 1 55 1v-15c-33 0-38 0-38-22v-91c0-52 34-79 66-79 31 0 37 27 37 55v115c0 22-6 22-39 22v15c18 0 42-1 56-1 13 0 39 1 56 1v-15c-34 0-40 0-40-22v-91c0-52 36-79 68-79 30 0 35 27 35 55v115c0 22-5 22-38 22v15c17 0 43-1 56-1s38 1 55 1v-15c-26 0-38 0-38-15v-94c0-42 0-58-16-76-6-8-23-18-51-18-42 0-64 29-72 48-6-42-43-48-66-48-36 0-59 21-73 52v-52l-69 6v15c35 0 38 4 38 27z">
            <text:p/>
          </draw:path>
          <draw:path draw:style-name="gr3" draw:text-style-name="P3" draw:layer="layout" svg:width="0.248cm" svg:height="0.223cm" svg:x="3.776cm" svg:y="0.558cm" svg:viewBox="0 0 249 224" svg:d="M177 179v45l72-6v-15c-35 0-39-4-39-27v-176l-72 6v15c34 0 38 4 38 27v89c0 42-24 76-60 76-41 0-43-23-43-48v-165l-73 6v15c38 0 38 1 38 45v74c0 39 0 84 75 84 28 0 50-13 64-45z">
            <text:p/>
          </draw:path>
          <draw:path draw:style-name="gr3" draw:text-style-name="P3" draw:layer="layout" svg:width="0.384cm" svg:height="0.217cm" svg:x="4.048cm" svg:y="0.558cm" svg:viewBox="0 0 385 218" svg:d="M38 48v133c0 22-4 22-38 22v15c17 0 43-1 56-1 12 0 38 1 55 1v-15c-33 0-38 0-38-22v-91c0-52 34-79 66-79 31 0 37 27 37 55v115c0 22-6 22-38 22v15c17 0 41-1 55-1 13 0 39 1 56 1v-15c-34 0-40 0-40-22v-91c0-52 36-79 68-79 31 0 35 27 35 55v115c0 22-4 22-38 22v15c17 0 43-1 56-1s38 1 55 1v-15c-26 0-38 0-38-15v-94c0-42 0-58-16-76-6-8-23-18-51-18-42 0-64 29-72 48-6-42-43-48-66-48-36 0-59 21-73 52v-52l-69 6v15c35 0 38 4 38 2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367cm" fo:page-height="10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2:17:40.526716855</meta:creation-date>
    <dc:date>2018-12-06T12:22:33.398113560</dc:date>
    <meta:editing-duration>PT4M51S</meta:editing-duration>
    <meta:editing-cycles>3</meta:editing-cycles>
    <meta:generator>LibreOffice/6.0.6.2$Linux_X86_64 LibreOffice_project/00$Build-2</meta:generator>
    <meta:document-statistic meta:object-count="32"/>
  </office:meta>
</office:document-meta>
</file>